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2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4.2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ier in Koala</text:p>
          </table:table-cell>
          <table:table-cell table:style-name="ce1" office:value-type="string">
            <text:p>Unlock Group</text:p>
          </table:table-cell>
          <table:table-cell table:style-name="ce1" office:value-type="string">
            <text:p>Unlock on Pickup self?</text:p>
          </table:table-cell>
          <table:table-cell table:style-name="ce1" table:number-columns-repeated="4"/>
        </table:table-row>
        <table:table-row table:style-name="ro1">
          <table:table-cell office:value-type="string">
            <text:p>madtulip_polymer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dtulip_ic_logic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dtulip_silicium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dtulip_tier1_pod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dtulip_shiplight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_steel_plating_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tier_steel_plating_2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apex_plating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avian_plating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floran_plating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glitch_plating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human_plating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hylotl_plating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crewconsole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crew_spawner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crew_info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crew_command_one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engineere_promo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marine_promo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medic_promo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scientist_promo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deckhand_demo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pexshipdetails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apexshipsupport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apexshipwal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odernplatform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pressurizedstee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moothmet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bottom_decora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detai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top_decora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wallplate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2_po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metal_press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rifle_rack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pistol_rack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office:value-type="string">
            <text:p>madtulip_avian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office:value-type="string">
            <text:p>madtulip_floran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office:value-type="string">
            <text:p>madtulip_glitch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office:value-type="string">
            <text:p>madtulip_hylotl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office:value-type="string">
            <text:p>madtulip_human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flux_compensator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avian_flux_compensator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glitch_flux_compensator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floran_flux_compensator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human_flux_compensator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hylotl_flux_compensator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shipdoor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avian_shipdoor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floran_shipdoor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glitch_shipdoor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human_shipdoor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hylotl_shipdoor</text:p>
          </table:table-cell>
          <table:table-cell office:value-type="float" office:value="2">
            <text:p>2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21.02.2015</text:date>, <text:time>17:4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4M43S</meta:editing-duration>
    <meta:editing-cycles>9</meta:editing-cycles>
    <meta:generator>OpenOffice.org/3.3$Win32 OpenOffice.org_project/330m20$Build-9567</meta:generator>
    <dc:date>2015-02-21T17:46:31.35</dc:date>
    <meta:document-statistic meta:table-count="3" meta:cell-count="118" meta:object-count="0"/>
    <meta:user-defined meta:name="Info 1"/>
    <meta:user-defined meta:name="Info 2"/>
    <meta:user-defined meta:name="Info 3"/>
    <meta:user-defined meta:name="Info 4"/>
  </office:meta>
</office:document-meta>
</file>